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72cm"/>
    </style:style>
    <style:style style:name="co3" style:family="table-column">
      <style:table-column-properties fo:break-before="auto" style:column-width="1.3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2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22"/>
    <style:style style:name="ce5" style:family="table-cell" style:parent-style-name="Default" style:data-style-name="N121"/>
    <style:style style:name="ce6" style:family="table-cell" style:parent-style-name="Default" style:data-style-name="N120"/>
    <style:style style:name="ce7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654cm" svg:height="7.425cm" svg:x="14.856cm" svg:y="0.112cm">
            <draw:object draw:notify-on-update-of-ranges="Sheet1.F3:Sheet1.F9 Sheet1.G2:Sheet1.G2 Sheet1.G3:Sheet1.G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U[V]</text:p>
          </table:table-cell>
          <table:table-cell table:style-name="ce3" office:value-type="string" calcext:value-type="string">
            <text:p>Uref =</text:p>
          </table:table-cell>
          <table:table-cell table:style-name="ce1" office:value-type="float" office:value="4.425" calcext:value-type="float">
            <text:p>4.425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2]*5/1023" office:value-type="float" office:value="4.40860215053763" calcext:value-type="float">
            <text:p>4.4086</text:p>
          </table:table-cell>
          <table:table-cell table:number-columns-repeated="3"/>
          <table:table-cell office:value-type="string" calcext:value-type="string">
            <text:p>ADC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table:style-name="ce2" table:formula="of:=[.A3]*5/1023" office:value-type="float" office:value="4.40371456500489" calcext:value-type="float">
            <text:p>4.4037</text:p>
          </table:table-cell>
          <table:table-cell table:style-name="ce3" office:value-type="string" calcext:value-type="string">
            <text:p>N</text:p>
          </table:table-cell>
          <table:table-cell table:formula="of:=COUNT([.B2:.B101])" office:value-type="float" office:value="100" calcext:value-type="float">
            <text:p>100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COUNTIF([.$A$2:.$A$101];[.F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4]*5/1023" office:value-type="float" office:value="4.40860215053763" calcext:value-type="float">
            <text:p>4.4086</text:p>
          </table:table-cell>
          <table:table-cell table:style-name="ce3" office:value-type="string" calcext:value-type="string">
            <text:p>NAKLON</text:p>
          </table:table-cell>
          <table:table-cell table:style-name="ce4" table:formula="of:=SKEW([.B2:.B101])" office:value-type="float" office:value="5.33220002725993" calcext:value-type="float">
            <text:p>5.3</text:p>
          </table:table-cell>
          <table:table-cell/>
          <table:table-cell office:value-type="float" office:value="901" calcext:value-type="float">
            <text:p>901</text:p>
          </table:table-cell>
          <table:table-cell table:formula="of:=COUNTIF([.$A$2:.$A$101];[.F4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5]*5/1023" office:value-type="float" office:value="4.40860215053763" calcext:value-type="float">
            <text:p>4.4086</text:p>
          </table:table-cell>
          <table:table-cell table:style-name="ce3" office:value-type="string" calcext:value-type="string">
            <text:p>SPLOŠČENOST</text:p>
          </table:table-cell>
          <table:table-cell table:style-name="ce4" table:formula="of:=KURT([.B2:.B101])" office:value-type="float" office:value="43.9138694989118" calcext:value-type="float">
            <text:p>43.9</text:p>
          </table:table-cell>
          <table:table-cell/>
          <table:table-cell office:value-type="float" office:value="902" calcext:value-type="float">
            <text:p>902</text:p>
          </table:table-cell>
          <table:table-cell table:formula="of:=COUNTIF([.$A$2:.$A$101];[.F5]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6]*5/1023" office:value-type="float" office:value="4.40860215053763" calcext:value-type="float">
            <text:p>4.4086</text:p>
          </table:table-cell>
          <table:table-cell table:number-columns-repeated="3"/>
          <table:table-cell office:value-type="float" office:value="903" calcext:value-type="float">
            <text:p>903</text:p>
          </table:table-cell>
          <table:table-cell table:formula="of:=COUNTIF([.$A$2:.$A$101];[.F6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7]*5/1023" office:value-type="float" office:value="4.40860215053763" calcext:value-type="float">
            <text:p>4.4086</text:p>
          </table:table-cell>
          <table:table-cell table:style-name="ce3" office:value-type="string" calcext:value-type="string">
            <text:p>Pov. Nap.</text:p>
          </table:table-cell>
          <table:table-cell table:style-name="ce5" table:formula="of:=AVERAGE([.B2:.B101])" office:value-type="float" office:value="4.40879765395895" calcext:value-type="float">
            <text:p>4.409</text:p>
          </table:table-cell>
          <table:table-cell office:value-type="string" calcext:value-type="string">
            <text:p>V</text:p>
          </table:table-cell>
          <table:table-cell office:value-type="float" office:value="904" calcext:value-type="float">
            <text:p>904</text:p>
          </table:table-cell>
          <table:table-cell table:formula="of:=COUNTIF([.$A$2:.$A$101];[.F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8]*5/1023" office:value-type="float" office:value="4.40860215053763" calcext:value-type="float">
            <text:p>4.4086</text:p>
          </table:table-cell>
          <table:table-cell table:style-name="ce3" office:value-type="string" calcext:value-type="string">
            <text:p>Modus</text:p>
          </table:table-cell>
          <table:table-cell table:style-name="ce6" table:formula="of:=MODE([.B2:.B101])" office:value-type="float" office:value="4.40860215053763" calcext:value-type="float">
            <text:p>4.4086</text:p>
          </table:table-cell>
          <table:table-cell office:value-type="string" calcext:value-type="string">
            <text:p>V</text:p>
          </table:table-cell>
          <table:table-cell office:value-type="float" office:value="905" calcext:value-type="float">
            <text:p>905</text:p>
          </table:table-cell>
          <table:table-cell table:formula="of:=COUNTIF([.$A$2:.$A$101];[.F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9]*5/1023" office:value-type="float" office:value="4.40860215053763" calcext:value-type="float">
            <text:p>4.4086</text:p>
          </table:table-cell>
          <table:table-cell table:style-name="ce3" office:value-type="string" calcext:value-type="string">
            <text:p>Mediana</text:p>
          </table:table-cell>
          <table:table-cell table:style-name="ce6" table:formula="of:=MEDIAN([.B2:.B101])" office:value-type="float" office:value="4.40860215053763" calcext:value-type="float">
            <text:p>4.4086</text:p>
          </table:table-cell>
          <table:table-cell office:value-type="string" calcext:value-type="string">
            <text:p>V</text:p>
          </table:table-cell>
          <table:table-cell office:value-type="float" office:value="906" calcext:value-type="float">
            <text:p>906</text:p>
          </table:table-cell>
          <table:table-cell table:formula="of:=COUNTIF([.$A$2:.$A$101];[.F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10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11]*5/1023" office:value-type="float" office:value="4.40860215053763" calcext:value-type="float">
            <text:p>4.4086</text:p>
          </table:table-cell>
          <table:table-cell table:style-name="ce3" office:value-type="string" calcext:value-type="string">
            <text:p>Std.odk.</text:p>
          </table:table-cell>
          <table:table-cell table:formula="of:=STDEV([.B2:.B101])*1000" office:value-type="float" office:value="2.39844574543051" calcext:value-type="float">
            <text:p>2.39844574543051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12]*5/1023" office:value-type="float" office:value="4.40860215053763" calcext:value-type="float">
            <text:p>4.4086</text:p>
          </table:table-cell>
          <table:table-cell office:value-type="string" calcext:value-type="string">
            <text:p>Oc. nap. Avg.</text:p>
          </table:table-cell>
          <table:table-cell table:formula="of:=[.D11]/SQRT([.D3])" office:value-type="float" office:value="0.239844574543051" calcext:value-type="float">
            <text:p>0.239844574543051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13]*5/1023" office:value-type="float" office:value="4.40860215053763" calcext:value-type="float">
            <text:p>4.4086</text:p>
          </table:table-cell>
          <table:table-cell office:value-type="string" calcext:value-type="string">
            <text:p>Int. zaupanja</text:p>
          </table:table-cell>
          <table:table-cell table:formula="of:=CONFIDENCE(0.05;[.D11];[.D3])" office:value-type="float" office:value="0.470086727991713" calcext:value-type="float">
            <text:p>0.470086727991713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14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15]*5/1023" office:value-type="float" office:value="4.40860215053763" calcext:value-type="float">
            <text:p>4.4086</text:p>
          </table:table-cell>
          <table:table-cell office:value-type="string" calcext:value-type="string">
            <text:p>rel. nap</text:p>
          </table:table-cell>
          <table:table-cell table:style-name="ce7" table:formula="of:=([.D1]-[.D7])/[.D1]" office:value-type="percentage" office:value="0.00366154712792007" calcext:value-type="percentage">
            <text:p>0.37%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16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17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18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19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20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1" calcext:value-type="float">
            <text:p>901</text:p>
          </table:table-cell>
          <table:table-cell table:style-name="ce2" table:formula="of:=[.A21]*5/1023" office:value-type="float" office:value="4.40371456500489" calcext:value-type="float">
            <text:p>4.4037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22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23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24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25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26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27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28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29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30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31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32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33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34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35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36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37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38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39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6" calcext:value-type="float">
            <text:p>906</text:p>
          </table:table-cell>
          <table:table-cell table:style-name="ce2" table:formula="of:=[.A40]*5/1023" office:value-type="float" office:value="4.42815249266862" calcext:value-type="float">
            <text:p>4.4282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41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42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3" calcext:value-type="float">
            <text:p>903</text:p>
          </table:table-cell>
          <table:table-cell table:style-name="ce2" table:formula="of:=[.A43]*5/1023" office:value-type="float" office:value="4.41348973607038" calcext:value-type="float">
            <text:p>4.4135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44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45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46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47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48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49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50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51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52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53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54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55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56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57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58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59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60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3" calcext:value-type="float">
            <text:p>903</text:p>
          </table:table-cell>
          <table:table-cell table:style-name="ce2" table:formula="of:=[.A61]*5/1023" office:value-type="float" office:value="4.41348973607038" calcext:value-type="float">
            <text:p>4.4135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62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63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64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65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66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67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68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69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70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71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1" calcext:value-type="float">
            <text:p>901</text:p>
          </table:table-cell>
          <table:table-cell table:style-name="ce2" table:formula="of:=[.A72]*5/1023" office:value-type="float" office:value="4.40371456500489" calcext:value-type="float">
            <text:p>4.4037</text:p>
          </table:table-cell>
          <table:table-cell table:number-columns-repeated="5"/>
        </table:table-row>
        <table:table-row table:style-name="ro1">
          <table:table-cell office:value-type="float" office:value="903" calcext:value-type="float">
            <text:p>903</text:p>
          </table:table-cell>
          <table:table-cell table:style-name="ce2" table:formula="of:=[.A73]*5/1023" office:value-type="float" office:value="4.41348973607038" calcext:value-type="float">
            <text:p>4.4135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74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75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76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77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78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79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80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81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82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83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84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85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86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87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3" calcext:value-type="float">
            <text:p>903</text:p>
          </table:table-cell>
          <table:table-cell table:style-name="ce2" table:formula="of:=[.A88]*5/1023" office:value-type="float" office:value="4.41348973607038" calcext:value-type="float">
            <text:p>4.4135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89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1" calcext:value-type="float">
            <text:p>901</text:p>
          </table:table-cell>
          <table:table-cell table:style-name="ce2" table:formula="of:=[.A90]*5/1023" office:value-type="float" office:value="4.40371456500489" calcext:value-type="float">
            <text:p>4.4037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91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92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93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94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95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96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97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98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99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100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table:formula="of:=[.A101]*5/1023" office:value-type="float" office:value="4.40860215053763" calcext:value-type="float">
            <text:p>4.4086</text:p>
          </table:table-cell>
          <table:table-cell table:number-columns-repeated="5"/>
        </table:table-row>
        <table:table-row table:style-name="ro1" table:number-rows-repeated="104847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3" number:min-decimal-places="13" number:min-integer-digits="1"/>
    </number:number-style>
    <number:number-style style:name="N112">
      <number:number number:decimal-places="12" number:min-decimal-places="12" number:min-integer-digits="1"/>
    </number:number-style>
    <number:number-style style:name="N113">
      <number:number number:decimal-places="11" number:min-decimal-places="11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9T11:58:05.417484778</meta:creation-date>
    <dc:date>2021-03-09T12:48:40.576426204</dc:date>
    <meta:editing-duration>PT19M53S</meta:editing-duration>
    <meta:editing-cycles>3</meta:editing-cycles>
    <meta:generator>LibreOffice/7.0.4.2$Linux_X86_64 LibreOffice_project/00$Build-2</meta:generator>
    <meta:document-statistic meta:table-count="1" meta:cell-count="24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655cm" svg:height="7.426cm" xlink:href=".." xlink:type="simple" chart:class="chart:bar" chart:style-name="ch1">
        <chart:title svg:x="3.214cm" svg:y="0.284cm" chart:style-name="ch2">
          <text:p>Normalna porazdelitev meritev</text:p>
        </chart:title>
        <chart:legend chart:legend-position="end" svg:x="11.794cm" svg:y="3.414cm" style:legend-expansion="high" chart:style-name="ch3"/>
        <chart:plot-area chart:style-name="ch4" table:cell-range-address="Sheet1.F2:Sheet1.G9" chart:data-source-has-labels="both" svg:x="1.264cm" svg:y="1.211cm" svg:width="10.277cm" svg:height="5.086cm">
          <chart:coordinate-region svg:x="2.071cm" svg:y="1.411cm" svg:width="9.47cm" svg:height="4.239cm"/>
          <chart:axis chart:dimension="x" chart:name="primary-x" chart:style-name="ch5" chartooo:axis-type="auto">
            <chartooo:date-scale/>
            <chart:title svg:x="6.001cm" svg:y="6.445cm" chart:style-name="ch6">
              <text:p>ADC</text:p>
            </chart:title>
            <chart:categories table:cell-range-address="Sheet1.F3:Sheet1.F9"/>
          </chart:axis>
          <chart:axis chart:dimension="y" chart:name="primary-y" chart:style-name="ch7">
            <chart:title svg:x="0.451cm" svg:y="3.93cm" chart:style-name="ch8">
              <text:p>N</text:p>
            </chart:title>
            <chart:grid chart:style-name="ch9" chart:class="major"/>
          </chart:axis>
          <chart:series chart:style-name="ch10" chart:values-cell-range-address="Sheet1.G3:Sheet1.G9" chart:label-cell-address="Sheet1.G2:Sheet1.G2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900">
                <text:p>900</text:p>
                <draw:g>
                  <svg:desc>Sheet1.F3:Sheet1.F9</svg:desc>
                </draw:g>
              </table:table-cell>
              <table:table-cell office:value-type="float" office:value="0">
                <text:p>0</text:p>
                <draw:g>
                  <svg:desc>Sheet1.G3:Sheet1.G9</svg:desc>
                </draw:g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02">
                <text:p>90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04">
                <text:p>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6">
                <text:p>90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